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office:automatic-styles>
  <office:body>
    <office:text text:use-soft-page-breaks="true">
      <text:p text:style-name="P1"><text:span text:style-name="T2">1. Scope List - What’s in and What’s out?</text:span><text:line-break/>The website will include features such as<text:s/>user viewing to view the cars as well as their accessories, and online payment processing. It will allow users to<text:s/>visualise the products that are available and their accessories, add them to a cart to enable payment system. The scope excludes features like product reviews<text:s/>and rating system.</text:p>
      <text:p text:style-name="Normal"><text:span text:style-name="T3">2. Product Requirements - What will the website do?</text:span><text:line-break/>The website will allow users to search and browse products, create an account to login, add items to a cart, and securely process payments. Users can view order<text:s/>history/transactions.<text:s/></text:p>
      <text:p text:style-name="Normal"><text:span text:style-name="T4">3. Walkthrough Scenario - How will users achieve goal – Use Case Specification?</text:span><text:line-break/>A user visits the site, browses product categories, and selects an item. After adding it to the cart, they proceed to checkout, input payment information, and complete the order. The system confirms the order and updates the inventory. The user receives an email<text:s/>or message on SMS to confirm the order<text:s/>and can track the order in their account.</text:p>
      <text:p text:style-name="Normal"><text:span text:style-name="T5">4. System Requirements - What will happen behind the scenes at DB level?</text:span><text:line-break/>The system will store user data, product details, orders, and payment information in<text:s/>a<text:s/>database. When an order is placed, the inventory is updated in real-time, and the database logs the transaction. Security features, such as encryption, ensure that sensitive data like payment<text:s/>information<text:s/>and/or<text:s/>phone number<text:s/>is stored securel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00160418 Cian Donnelly</meta:initial-creator>
    <dc:creator>B00160418 Cian Donnelly</dc:creator>
    <meta:creation-date>2025-02-10T16:22:00Z</meta:creation-date>
    <dc:date>2025-02-10T16:22:00Z</dc:date>
    <meta:template xlink:href="Normal" xlink:type="simple"/>
    <meta:editing-cycles>2</meta:editing-cycles>
    <meta:editing-duration>PT300S</meta:editing-duration>
    <meta:document-statistic meta:page-count="1" meta:paragraph-count="2" meta:word-count="215" meta:character-count="1439" meta:row-count="10" meta:non-whitespace-character-count="1226"/>
  </office:meta>
</office:document-meta>
</file>